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 style:data-style-name="N146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 style:data-style-name="N146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46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 style:data-style-name="N146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 style:data-style-name="N146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Enero 2025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16"/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506543.52" calcext:value-type="float">
            <text:p>$ 506.543,5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539360" calcext:value-type="float">
            <text:p>$ 539.36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564695.62" calcext:value-type="float">
            <text:p>$ 564.695,6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/>
          <table:table-cell table:style-name="ce26" office:value-type="string" calcext:value-type="string">
            <text:p>Combustible</text:p>
          </table:table-cell>
          <table:table-cell table:style-name="ce30" office:value-type="float" office:value="174194.98" calcext:value-type="float">
            <text:p>$ 174.194,9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1103590" calcext:value-type="float">
            <text:p>$ 1.103.590,00</text:p>
          </table:table-cell>
          <table:table-cell table:style-name="ce26" office:value-type="string" calcext:value-type="string">
            <text:p>Farmacia</text:p>
          </table:table-cell>
          <table:table-cell table:style-name="ce30" office:value-type="float" office:value="36111.33" calcext:value-type="float">
            <text:p>$ 36.111,3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917090" calcext:value-type="float">
            <text:p>$ 917.090,00</text:p>
          </table:table-cell>
          <table:table-cell table:style-name="ce26" office:value-type="string" calcext:value-type="string">
            <text:p>Liturgia Cotidiana</text:p>
          </table:table-cell>
          <table:table-cell table:style-name="ce30" office:value-type="float" office:value="18065" calcext:value-type="float">
            <text:p>$ 18.065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2034600" calcext:value-type="float">
            <text:p>$ 2.034.600,00</text:p>
          </table:table-cell>
          <table:table-cell table:style-name="ce26" office:value-type="string" calcext:value-type="string">
            <text:p>Llaves</text:p>
          </table:table-cell>
          <table:table-cell table:style-name="ce30" office:value-type="float" office:value="12000" calcext:value-type="float">
            <text:p>$ 12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677250" calcext:value-type="float">
            <text:p>$ 677.250,00</text:p>
          </table:table-cell>
          <table:table-cell table:style-name="ce26" office:value-type="string" calcext:value-type="string">
            <text:p>Corte Cercos</text:p>
          </table:table-cell>
          <table:table-cell table:style-name="ce30" office:value-type="float" office:value="70000" calcext:value-type="float">
            <text:p>$ 7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/>
          <table:table-cell table:style-name="ce26" office:value-type="string" calcext:value-type="string">
            <text:p>Casilla Correo Anual</text:p>
          </table:table-cell>
          <table:table-cell table:style-name="ce30" office:value-type="float" office:value="107400" calcext:value-type="float">
            <text:p>$ 107.4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5271890" calcext:value-type="float">
            <text:p>$ 5.271.890,00</text:p>
          </table:table-cell>
          <table:table-cell table:style-name="ce26" office:value-type="string" calcext:value-type="string">
            <text:p>Libreria</text:p>
          </table:table-cell>
          <table:table-cell table:style-name="ce30" office:value-type="float" office:value="28634.62" calcext:value-type="float">
            <text:p>$ 28.634,6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ervice Toyota</text:p>
          </table:table-cell>
          <table:table-cell table:style-name="ce30" office:value-type="float" office:value="256241" calcext:value-type="float">
            <text:p>$ 256.24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Jardines</text:p>
          </table:table-cell>
          <table:table-cell table:style-name="ce30" office:value-type="float" office:value="500000" calcext:value-type="float">
            <text:p>$ 5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Velas</text:p>
          </table:table-cell>
          <table:table-cell table:style-name="ce30" office:value-type="float" office:value="18000" calcext:value-type="float">
            <text:p>$ 18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Flete</text:p>
          </table:table-cell>
          <table:table-cell table:style-name="ce30" office:value-type="float" office:value="26020" calcext:value-type="float">
            <text:p>$ 26.02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Fides y San Pedro</text:p>
          </table:table-cell>
          <table:table-cell table:style-name="ce30" office:value-type="float" office:value="387000" calcext:value-type="float">
            <text:p>$ 387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Elementos de Limpieza</text:p>
          </table:table-cell>
          <table:table-cell table:style-name="ce30" office:value-type="float" office:value="167682.24" calcext:value-type="float">
            <text:p>$ 167.682,2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impieza Templos</text:p>
          </table:table-cell>
          <table:table-cell table:style-name="ce30" office:value-type="float" office:value="90000" calcext:value-type="float">
            <text:p>$ 9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Correo</text:p>
          </table:table-cell>
          <table:table-cell table:style-name="ce30" office:value-type="float" office:value="10350" calcext:value-type="float">
            <text:p>$ 10.35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Plomeria San Eduardo</text:p>
          </table:table-cell>
          <table:table-cell table:style-name="ce30" office:value-type="float" office:value="60000" calcext:value-type="float">
            <text:p>$ 6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140000" calcext:value-type="float">
            <text:p>$ 14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/>
          <table:table-cell table:style-name="ce30"/>
          <table:table-cell table:style-name="ce26" office:value-type="string" calcext:value-type="string">
            <text:p>Sueldo Irene</text:p>
          </table:table-cell>
          <table:table-cell table:style-name="ce30" office:value-type="float" office:value="133958" calcext:value-type="float">
            <text:p>$ 133.958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80000" calcext:value-type="float">
            <text:p>$ 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Donaciones</text:p>
          </table:table-cell>
          <table:table-cell table:style-name="ce30" office:value-type="float" office:value="975000" calcext:value-type="float">
            <text:p>$ 975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30" table:formula="of:=[.C16]*0.1" office:value-type="float" office:value="527189" calcext:value-type="float">
            <text:p>$ 527.189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7" office:value-type="string" calcext:value-type="string">
            <text:p>Total Entradas</text:p>
          </table:table-cell>
          <table:table-cell table:style-name="ce37" table:formula="of:=[.C16]+[.C28]+[.C29]" office:value-type="float" office:value="6246890" calcext:value-type="float">
            <text:p>$ 6.246.890,00</text:p>
          </table:table-cell>
          <table:table-cell table:style-name="ce27" office:value-type="string" calcext:value-type="string">
            <text:p>Total Salidas</text:p>
          </table:table-cell>
          <table:table-cell table:style-name="ce37" table:formula="of:=SUM([.E8:.E29])" office:value-type="float" office:value="3914085.31" calcext:value-type="float">
            <text:p>$ 3.914.085,3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8" table:number-columns-repeated="2"/>
          <table:table-cell table:style-name="ce40" office:value-type="string" calcext:value-type="string">
            <text:p>Superávit</text:p>
          </table:table-cell>
          <table:table-cell table:style-name="ce37" table:formula="of:=[.C31]-[.E31]" office:value-type="float" office:value="2332804.69" calcext:value-type="float">
            <text:p>$ 2.332.804,6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 table:number-columns-repeated="2"/>
          <table:table-cell table:style-name="ce40"/>
          <table:table-cell table:style-name="ce37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42"/>
          <table:table-cell table:style-name="ce37"/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42"/>
          <table:table-cell table:style-name="ce37"/>
          <table:table-cell table:style-name="ce31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9"/>
          <table:table-cell table:style-name="ce28"/>
          <table:table-cell table:style-name="ce43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 table:number-columns-repeated="2"/>
          <table:table-cell table:style-name="ce28"/>
          <table:table-cell table:style-name="ce43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/>
          <table:table-cell table:style-name="ce28" table:number-columns-repeated="2"/>
          <table:table-cell table:style-name="ce27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/>
          <table:table-cell table:style-name="ce29"/>
          <table:table-cell table:style-name="ce38" table:number-columns-repeated="3"/>
          <table:table-cell table:style-name="ce31"/>
          <table:table-cell table:number-columns-repeated="1018"/>
        </table:table-row>
        <table:table-row table:style-name="ro1">
          <table:table-cell/>
          <table:table-cell table:style-name="ce31"/>
          <table:table-cell table:style-name="ce28" table:number-columns-repeated="3"/>
          <table:table-cell table:style-name="ce31"/>
          <table:table-cell table:number-columns-repeated="1018"/>
        </table:table-row>
        <table:table-row table:style-name="ro5" table:number-rows-repeated="2">
          <table:table-cell/>
          <table:table-cell table:style-name="ce31"/>
          <table:table-cell table:style-name="ce28" table:number-columns-repeated="3"/>
          <table:table-cell table:style-name="ce31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/>
          <table:table-cell table:style-name="ce39" table:number-columns-repeated="3"/>
          <table:table-cell table:style-name="ce31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31" table:number-columns-repeated="2"/>
          <table:table-cell table:style-name="ce44"/>
          <table:table-cell table:style-name="ce45"/>
          <table:table-cell table:style-name="ce31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text>$ 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33">
      <number:minutes number:style="long"/>
      <number:text>:</number:text>
      <number:second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25">
      <number:day/>
      <number:text>-</number:text>
      <number:month number:textual="true"/>
    </number:date-style>
    <number:time-style style:name="N124">
      <number:hours/>
      <number:text>:</number:text>
      <number:minutes number:style="long"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2P2" style:volatile="true">
      <number:currency-symbol/>
      <number:fill-character> </number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1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1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time-style style:name="N112">
      <number:hours/>
      <number:text>:</number:text>
      <number:minutes number:style="long"/>
      <number:text> </number:text>
      <number:am-pm/>
    </number:tim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date-style style:name="N138">
      <number:month number:textual="true"/>
      <number:text>-</number:text>
      <number:year/>
    </number:date-style>
    <number:time-style style:name="N109">
      <number:minutes number:style="long"/>
      <number:text>:</number:text>
      <number:seconds number:style="long" number:decimal-places="1"/>
    </number:time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08">
      <number:day/>
      <number:text>-</number:text>
      <number:month number:textual="true"/>
      <number:text>-</number:text>
      <number:year/>
    </number:dat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5-02-07T15:06:13.562556000</dc:date>
    <meta:editing-cycles>84</meta:editing-cycles>
    <meta:editing-duration>PT6H28M41S</meta:editing-duration>
    <meta:generator>LibreOffice/7.3.7.2$Linux_X86_64 LibreOffice_project/30$Build-2</meta:generator>
    <meta:print-date>2024-12-08T18:30:17.646314730</meta:print-date>
    <meta:document-statistic meta:table-count="1" meta:cell-count="72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